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ComicSans" svg:font-family="ComicSans" style:font-family-generic="script"/>
    <style:font-face style:name="ARial" svg:font-family="ARial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ARial" style:text-underline-style="none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ARial" style:text-underline-style="none" officeooo:paragraph-rsid="00032d49"/>
    </style:style>
    <style:style style:name="P3" style:family="paragraph" style:parent-style-name="Standard">
      <style:text-properties style:font-name="FreeSans" fo:font-size="12pt" fo:language="es" fo:country="ES" style:text-underline-style="none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FreeSans" fo:font-size="12pt" fo:language="es" fo:country="ES" style:text-underline-style="none" officeooo:paragraph-rsid="00032d4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2pt" fo:language="es" fo:country="ES" style:text-underline-style="none" officeooo:paragraph-rsid="00032d49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FreeSans" fo:font-size="12pt" fo:language="es" fo:country="ES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FreeSans" fo:font-size="12pt" fo:language="es" fo:country="ES" style:font-size-asian="12pt" style:font-size-complex="12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10pt" style:text-underline-style="none" style:font-size-asian="10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10pt" fo:language="es" fo:country="ES" style:text-underline-style="none" style:font-size-asian="10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style:text-underline-style="none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FreeSans" fo:font-size="10pt" fo:language="es" fo:country="ES" style:text-underline-style="none" style:font-size-asian="10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FreeSans" fo:font-size="12pt" fo:language="es" fo:country="ES" style:text-underline-style="none" style:font-size-asian="12pt" style:font-size-complex="12pt"/>
    </style:style>
    <style:style style:name="P13" style:family="paragraph" style:parent-style-name="Standard" style:master-page-name="Standard">
      <style:paragraph-properties style:page-number="auto"/>
      <style:text-properties style:font-name="FreeSans" fo:font-size="16pt" fo:language="es" fo:country="ES" style:text-underline-style="none" fo:font-weight="bold" style:font-size-asian="16pt" style:font-weight-asian="bold" style:font-size-complex="16pt" style:font-weight-complex="bold"/>
    </style:style>
    <style:style style:name="T1" style:family="text">
      <style:text-properties fo:color="#313739"/>
    </style:style>
    <style:style style:name="T2" style:family="text">
      <style:text-properties fo:color="#313739" fo:font-size="10pt" style:font-size-asian="10pt"/>
    </style:style>
    <style:style style:name="T3" style:family="text">
      <style:text-properties fo:color="#313739" fo:font-size="10pt" officeooo:rsid="00032d49" style:font-size-asian="10pt"/>
    </style:style>
    <style:style style:name="T4" style:family="text">
      <style:text-properties fo:color="#313739" fo:font-size="10pt" style:text-underline-style="none" style:font-size-asian="10pt"/>
    </style:style>
    <style:style style:name="T5" style:family="text">
      <style:text-properties fo:color="#313739" style:font-name="ARial" fo:font-size="10pt" style:text-underline-style="none" style:font-size-asian="10pt"/>
    </style:style>
    <style:style style:name="T6" style:family="text">
      <style:text-properties fo:color="#313739" style:text-underline-style="none"/>
    </style:style>
    <style:style style:name="T7" style:family="text">
      <style:text-properties fo:color="#313739" style:text-underline-style="none" officeooo:rsid="00032d49"/>
    </style:style>
    <style:style style:name="T8" style:family="text">
      <style:text-properties fo:color="#313739" officeooo:rsid="00032d49"/>
    </style:style>
    <style:style style:name="T9" style:family="text">
      <style:text-properties fo:color="#313739" fo:language="es" fo:country="ES"/>
    </style:style>
    <style:style style:name="T10" style:family="text">
      <style:text-properties officeooo:rsid="00032d49"/>
    </style:style>
    <style:style style:name="T11" style:family="text">
      <style:text-properties fo:font-size="10pt" style:font-size-asian="10pt"/>
    </style:style>
    <style:style style:name="T12" style:family="text">
      <style:text-properties fo:font-size="10pt" officeooo:rsid="00032d49" style:font-size-asian="10pt"/>
    </style:style>
    <style:style style:name="T13" style:family="text">
      <style:text-properties fo:font-size="10pt" style:text-underline-style="none" style:font-size-asian="10pt"/>
    </style:style>
    <style:style style:name="T14" style:family="text">
      <style:text-properties style:font-name="ARial" fo:font-size="10pt" style:text-underline-style="none" style:font-size-asian="10pt"/>
    </style:style>
    <style:style style:name="T15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0">MANUAL DE </text:span>INSTALACIÓN (<text:span text:style-name="T1">Probado</text:span> <text:span text:style-name="T1">en</text:span> Android 4.3):</text:p>
      <text:p text:style-name="P3"/>
      <text:p text:style-name="P12"/>
      <text:p text:style-name="P12"/>
      <text:list xml:id="list2028743479215849021" text:style-name="L1">
        <text:list-item>
          <text:p text:style-name="P7"><text:span text:style-name="T6">Conectar</text:span><text:span text:style-name="T15"> el </text:span><text:span text:style-name="T6">dispositivo</text:span><text:span text:style-name="T15"> </text:span><text:span text:style-name="T7">móvil</text:span><text:span text:style-name="T15"> </text:span><text:span text:style-name="T6">al</text:span><text:span text:style-name="T15"> PC.</text:span></text:p>
        </text:list-item>
      </text:list>
      <text:p text:style-name="P6"><text:span text:style-name="T15"/></text:p>
      <text:p text:style-name="P6"><text:span text:style-name="T15"/></text:p>
      <text:list xml:id="list211019115932778" text:continue-numbering="true" text:style-name="L1">
        <text:list-item>
          <text:p text:style-name="P4"><text:span text:style-name="T1">Pasar</text:span> <text:span text:style-name="T1">la</text:span> <text:span text:style-name="T1">aplicación</text:span> <text:span text:style-name="T1">del</text:span> PC a <text:span text:style-name="T1">la</text:span> <text:span text:style-name="T1">memoria</text:span> <text:span text:style-name="T1">externa</text:span> <text:span text:style-name="T1">del</text:span> <text:span text:style-name="T8">móvil</text:span>, <text:span text:style-name="T1">con</text:span> <text:span text:style-name="T1">esto</text:span> <text:span text:style-name="T1">la</text:span> <text:span text:style-name="T1">aplicación</text:span> <text:span text:style-name="T1">ya</text:span> <text:span text:style-name="T1">estará</text:span> <text:span text:style-name="T1">en</text:span> el <text:span text:style-name="T8">móvil</text:span>, <text:span text:style-name="T1">así</text:span> <text:span text:style-name="T1">que</text:span> <text:span text:style-name="T1">ya</text:span> <text:span text:style-name="T1">se</text:span> <text:span text:style-name="T1">p</text:span><text:span text:style-name="T8">odría</text:span> <text:span text:style-name="T1">desconectar</text:span> el <text:span text:style-name="T1">dispositivo</text:span> <text:span text:style-name="T8">móvil</text:span> <text:span text:style-name="T1">del</text:span> PC.</text:p>
        </text:list-item>
      </text:list>
      <text:p text:style-name="P5"/>
      <text:p text:style-name="P5"/>
      <text:list xml:id="list211018920301518" text:continue-numbering="true" text:style-name="L1">
        <text:list-item>
          <text:p text:style-name="P4"><text:span text:style-name="T1">En</text:span> '<text:span text:style-name="T1">Ajustes</text:span>', <text:span text:style-name="T1">acceder</text:span> a '<text:span text:style-name="T1">Seguridad</text:span>', <text:span text:style-name="T1">buscar</text:span> <text:span text:style-name="T1">la</text:span> <text:span text:style-name="T1">opción</text:span> <text:span text:style-name="T1">de</text:span> <text:span text:style-name="T1">permitir</text:span> <text:span text:style-name="T1">ejecutar</text:span> <text:span text:style-name="T1">ap</text:span><text:span text:style-name="T8">licaciones</text:span> <text:span text:style-name="T1">de </text:span>'<text:span text:style-name="T1">Fuentes</text:span> <text:span text:style-name="T1">desconocidas</text:span>' y <text:span text:style-name="T1">marcarla</text:span>.</text:p>
        </text:list-item>
      </text:list>
      <text:p text:style-name="P5"/>
      <text:p text:style-name="P5"/>
      <text:list xml:id="list211019696884089" text:continue-numbering="true" text:style-name="L1">
        <text:list-item>
          <text:p text:style-name="P4"><text:span text:style-name="T1">Acceder</text:span> a <text:span text:style-name="T1">la</text:span> <text:span text:style-name="T1">aplicación</text:span> <text:span text:style-name="T1">dentro</text:span> <text:span text:style-name="T1">de</text:span> <text:span text:style-name="T1">la</text:span> <text:span text:style-name="T1">carpeta</text:span> <text:span text:style-name="T1">donde</text:span> ha <text:span text:style-name="T1">sido</text:span> <text:span text:style-name="T1">depositada</text:span> y <text:span text:style-name="T1">ejecutarla</text:span>. <text:span text:style-name="T1">Aparecerán</text:span> <text:span text:style-name="T1">los</text:span> <text:span text:style-name="T1">permisos</text:span> <text:span text:style-name="T1">que</text:span> <text:span text:style-name="T1">pide</text:span> <text:span text:style-name="T1">la</text:span> <text:span text:style-name="T1">aplicación</text:span>. <text:span text:style-name="T1">Aceptar</text:span> <text:span text:style-name="T10">la </text:span><text:span text:style-name="T1">instal</text:span><text:span text:style-name="T8">ación</text:span> <text:span text:style-name="T1">la</text:span> <text:span text:style-name="T1">aplicación </text:span><text:span text:style-name="T8">y la aplicación estará ya <text:s/>instalada.</text:span></text:p>
          <text:p text:style-name="P4"/>
        </text:list-item>
      </text:list>
      <text:p text:style-name="P12"/>
      <text:p text:style-name="P11"/>
      <text:p text:style-name="P11"><text:span text:style-name="T11"/></text:p>
      <text:p text:style-name="P9"/>
      <text:p text:style-name="P10"><text:span text:style-name="T11"/></text:p>
      <text:p text:style-name="P8"/>
      <text:p text:style-name="P8"/>
      <text:p text:style-name="P10"><text:span text:style-name="T3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ComicSans" svg:font-family="ComicSans" style:font-family-generic="script"/>
    <style:font-face style:name="ARial" svg:font-family="ARial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cal </meta:initial-creator>
    <meta:creation-date>2014-05-21T21:03:08.357077829</meta:creation-date>
    <dc:date>2014-05-21T21:10:17.726517835</dc:date>
    <dc:creator>local </dc:creator>
    <meta:editing-duration>P0D</meta:editing-duration>
    <meta:editing-cycles>1</meta:editing-cycles>
    <meta:document-statistic meta:table-count="0" meta:image-count="0" meta:object-count="0" meta:page-count="1" meta:paragraph-count="5" meta:word-count="97" meta:character-count="588" meta:non-whitespace-character-count="499"/>
    <meta:generator>LibreOffice/4.1.0.0.beta2$Linux_X86_64 LibreOffice_project/410$Build-0</meta:generator>
  </office:meta>
</office:document-meta>
</file>